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Offset 1</text:p>
          </table:table-cell>
          <table:table-cell office:value-type="string" calcext:value-type="string">
            <text:p>Offset 2</text:p>
          </table:table-cell>
          <table:table-cell office:value-type="string" calcext:value-type="string">
            <text:p>full offset 1</text:p>
          </table:table-cell>
          <table:table-cell office:value-type="string" calcext:value-type="string">
            <text:p>full offset 2</text:p>
          </table:table-cell>
          <table:table-cell table:style-name="ce1" office:value-type="string" calcext:value-type="string">
            <text:p>flat dist</text:p>
          </table:table-cell>
          <table:table-cell table:style-name="ce1" office:value-type="string" calcext:value-type="string">
            <text:p>full di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rkl uncorr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-15.8" calcext:value-type="float">
            <text:p>-15.8</text:p>
          </table:table-cell>
          <table:table-cell table:formula="of:=SQRT([.B2]*[.B2]+[.C2]*[.C2])" office:value-type="float" office:value="7.12179752590594" calcext:value-type="float">
            <text:p>7.1217975259</text:p>
          </table:table-cell>
          <table:table-cell table:formula="of:=SQRT([.D2]*[.D2]+[.E2]*[.E2])" office:value-type="float" office:value="16.5722659886933" calcext:value-type="float">
            <text:p>16.5722659887</text:p>
          </table:table-cell>
          <table:table-cell/>
        </table:table-row>
        <table:table-row table:style-name="ro1">
          <table:table-cell office:value-type="string" calcext:value-type="string">
            <text:p>orkl corr</text:p>
          </table:table-cell>
          <table:table-cell office:value-type="float" office:value="-1.8" calcext:value-type="float">
            <text:p>-1.8</text:p>
          </table:table-cell>
          <table:table-cell office:value-type="float" office:value="1.2" calcext:value-type="float">
            <text:p>1.2</text:p>
          </table:table-cell>
          <table:table-cell office:value-type="float" office:value="-12.8" calcext:value-type="float">
            <text:p>-12.8</text:p>
          </table:table-cell>
          <table:table-cell office:value-type="float" office:value="-7.7" calcext:value-type="float">
            <text:p>-7.7</text:p>
          </table:table-cell>
          <table:table-cell table:formula="of:=SQRT([.B3]*[.B3]+[.C3]*[.C3])" office:value-type="float" office:value="2.16333076527839" calcext:value-type="float">
            <text:p>2.1633307653</text:p>
          </table:table-cell>
          <table:table-cell table:formula="of:=SQRT([.D3]*[.D3]+[.E3]*[.E3])" office:value-type="float" office:value="14.9375366108338" calcext:value-type="float">
            <text:p>14.93753661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c uncorr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table:formula="of:=SQRT([.B5]*[.B5]+[.C5]*[.C5])" office:value-type="float" office:value="6.29364759102383" calcext:value-type="float">
            <text:p>6.293647591</text:p>
          </table:table-cell>
          <table:table-cell table:formula="of:=SQRT([.D5]*[.D5]+[.E5]*[.E5])" office:value-type="float" office:value="0.568506816142076" calcext:value-type="float">
            <text:p>0.5685068161</text:p>
          </table:table-cell>
          <table:table-cell/>
        </table:table-row>
        <table:table-row table:style-name="ro1">
          <table:table-cell office:value-type="string" calcext:value-type="string">
            <text:p>irc corr</text:p>
          </table:table-cell>
          <table:table-cell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table:formula="of:=SQRT([.B6]*[.B6]+[.C6]*[.C6])" office:value-type="float" office:value="5.82494635168428" calcext:value-type="float">
            <text:p>5.8249463517</text:p>
          </table:table-cell>
          <table:table-cell table:formula="of:=SQRT([.D6]*[.D6]+[.E6]*[.E6])" office:value-type="float" office:value="6.13921819126833" calcext:value-type="float">
            <text:p>6.13921819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538 uncorr</text:p>
          </table:table-cell>
          <table:table-cell office:value-type="float" office:value="4.3" calcext:value-type="float">
            <text:p>4.3</text:p>
          </table:table-cell>
          <table:table-cell office:value-type="float" office:value="-1.4" calcext:value-type="float">
            <text:p>-1.4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table:formula="of:=SQRT([.B8]*[.B8]+[.C8]*[.C8])" office:value-type="float" office:value="4.52216762183801" calcext:value-type="float">
            <text:p>4.5221676218</text:p>
          </table:table-cell>
          <table:table-cell table:formula="of:=SQRT([.D8]*[.D8]+[.E8]*[.E8])" office:value-type="float" office:value="24.7588368062799" calcext:value-type="float">
            <text:p>24.7588368063</text:p>
          </table:table-cell>
          <table:table-cell/>
        </table:table-row>
        <table:table-row table:style-name="ro1">
          <table:table-cell office:value-type="string" calcext:value-type="string">
            <text:p>7538 corr</text:p>
          </table:table-cell>
          <table:table-cell office:value-type="float" office:value="4.9" calcext:value-type="float">
            <text:p>4.9</text:p>
          </table:table-cell>
          <table:table-cell office:value-type="float" office:value="-1.2" calcext:value-type="float">
            <text:p>-1.2</text:p>
          </table:table-cell>
          <table:table-cell office:value-type="float" office:value="-5.1" calcext:value-type="float">
            <text:p>-5.1</text:p>
          </table:table-cell>
          <table:table-cell office:value-type="float" office:value="5" calcext:value-type="float">
            <text:p>5</text:p>
          </table:table-cell>
          <table:table-cell table:formula="of:=SQRT([.B9]*[.B9]+[.C9]*[.C9])" office:value-type="float" office:value="5.04479930225178" calcext:value-type="float">
            <text:p>5.0447993023</text:p>
          </table:table-cell>
          <table:table-cell table:formula="of:=SQRT([.D9]*[.D9]+[.E9]*[.E9])" office:value-type="float" office:value="7.14212853426764" calcext:value-type="float">
            <text:p>7.1421285343</text:p>
          </table:table-cell>
          <table:table-cell office:value-type="string" calcext:value-type="string">
            <text:p>doesnt match paper figur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333 uncorr</text:p>
          </table:table-cell>
          <table:table-cell office:value-type="float" office:value="7.5" calcext:value-type="float">
            <text:p>7.5</text:p>
          </table:table-cell>
          <table:table-cell office:value-type="float" office:value="-7.2" calcext:value-type="float">
            <text:p>-7.2</text:p>
          </table:table-cell>
          <table:table-cell office:value-type="float" office:value="3.4" calcext:value-type="float">
            <text:p>3.4</text:p>
          </table:table-cell>
          <table:table-cell office:value-type="float" office:value="-3.4" calcext:value-type="float">
            <text:p>-3.4</text:p>
          </table:table-cell>
          <table:table-cell table:formula="of:=SQRT([.B11]*[.B11]+[.C11]*[.C11])" office:value-type="float" office:value="10.3966340706981" calcext:value-type="float">
            <text:p>10.3966340707</text:p>
          </table:table-cell>
          <table:table-cell table:formula="of:=SQRT([.D11]*[.D11]+[.E11]*[.E11])" office:value-type="float" office:value="4.80832611206852" calcext:value-type="float">
            <text:p>4.8083261121</text:p>
          </table:table-cell>
          <table:table-cell/>
        </table:table-row>
        <table:table-row table:style-name="ro1">
          <table:table-cell office:value-type="string" calcext:value-type="string">
            <text:p>1333 corr</text:p>
          </table:table-cell>
          <table:table-cell office:value-type="float" office:value="-7.4" calcext:value-type="float">
            <text:p>-7.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string" calcext:value-type="string">
            <text:p>far</text:p>
          </table:table-cell>
          <table:table-cell table:formula="of:=SQRT([.B12]*[.B12]+[.C12]*[.C12])" office:value-type="float" office:value="11.4978258814438" calcext:value-type="float">
            <text:p>11.4978258814</text:p>
          </table:table-cell>
          <table:table-cell table:formula="of:=SQRT([.D12]*[.D12]+[.E12]*[.E12])" office:value-type="string" office:string-value="" calcext:value-type="error">
            <text:p>#VALUE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39:38.821749603</meta:creation-date>
    <dc:date>2018-05-02T16:53:24.192121924</dc:date>
    <meta:editing-duration>PT2M34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